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1EE070CEE55E6BE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EE070CEE55E6BE3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ús resucita a Lázaro</text:span></text:p>
            <text:p text:style-name="P3"><text:span text:style-name="T2">(Juan 11.1-5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20T13:44:53.887000000</dc:date>
    <meta:editing-duration>PT2H28M46S</meta:editing-duration>
    <meta:editing-cycles>44</meta:editing-cycles>
    <meta:generator>LibreOffice/5.4.7.2$Windows_X86_64 LibreOffice_project/c838ef25c16710f8838b1faec480ebba495259d0</meta:generator>
    <meta:document-statistic meta:object-count="3"/>
  </office:meta>
</office:document-meta>
</file>